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468a1a" loext:opacity="100%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language="en" fo:country="US"/>
    </style:style>
    <style:style style:name="P3" style:family="paragraph" style:parent-style-name="Preformatted_20_Text" style:master-page-name="MP0">
      <style:paragraph-properties style:page-number="auto" fo:break-before="page"/>
      <style:text-properties fo:color="#468a1a" loext:opacity="100%"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468a1a" loext:opacity="100%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officeooo:paragraph-rsid="001697c7"/>
    </style:style>
    <style:style style:name="P6" style:family="paragraph" style:parent-style-name="Preformatted_20_Text">
      <style:text-properties style:use-window-font-color="true" loext:opacity="0%" fo:font-size="10pt" fo:language="en" fo:country="US" fo:font-weight="normal" style:font-size-asian="10pt" style:font-weight-asian="normal" style:font-size-complex="10pt" style:font-weight-complex="normal"/>
    </style:style>
    <style:style style:name="T1" style:family="text">
      <style:text-properties officeooo:rsid="00169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kills:</text:p>
      <text:p text:style-name="P2">node.js</text:p>
      <text:p text:style-name="P2">TTD! JEST!</text:p>
      <text:p text:style-name="P2">webpack!</text:p>
      <text:p text:style-name="P2">bit – ram usw...</text:p>
      <text:p text:style-name="P2">codecademy usw.</text:p>
      <text:p text:style-name="P2">coding challenges</text:p>
      <text:p text:style-name="P2"/>
      <text:p text:style-name="P2"/>
      <text:p text:style-name="P1">Projects:</text:p>
      <text:p text:style-name="P2">Library</text:p>
      <text:p text:style-name="P2">ToDo-List</text:p>
      <text:p text:style-name="P2">Battleship+</text:p>
      <text:p text:style-name="P2">RPG Game to train classes</text:p>
      <text:p text:style-name="P2"/>
      <text:p text:style-name="P2"/>
      <text:p text:style-name="P2"/>
      <text:p text:style-name="P1"><text:span text:style-name="T1">Tasks</text:span>:</text:p>
      <text:p text:style-name="P6">-<text:span text:style-name="T1">) Project assignment in README.md einfügen</text:span></text:p>
      <text:p text:style-name="P5">-) Bei den bestehenden Odin-Projekten auf try-catch achten</text:p>
      <text:p text:style-name="P5">-<text:span text:style-name="T1">) </text:span>Tic-Tac-Toe überabeiten oder gleich neu schreiben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Absatz-Standardschriftart" style:family="text"/>
    <style:style style:name="Kopfzeile_20_Zchn" style:display-name="Kopf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Fußzeile_20_Zchn" style:display-name="Fuß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454130fadb9a820d3728b86ccb63c8f359d70528</meta:generator>
    <meta:initial-creator>Stefan Bartl</meta:initial-creator>
    <dc:creator>Stefan Bartl</dc:creator>
    <meta:creation-date>2022-04-26T17:11:00Z</meta:creation-date>
    <dc:date>2022-04-30T07:30:10.372276189</dc:date>
    <meta:editing-cycles>20</meta:editing-cycles>
    <meta:editing-duration>PT2M22S</meta:editing-duration>
    <meta:document-statistic meta:table-count="0" meta:image-count="0" meta:object-count="0" meta:page-count="1" meta:paragraph-count="16" meta:word-count="43" meta:character-count="300" meta:non-whitespace-character-count="272"/>
    <meta:template xlink:type="simple" xlink:actuate="onRequest" xlink:title="" xlink:href="Normal.dotm"/>
  </office:meta>
</office:document-meta>
</file>